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0.8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row table:style-name="ro1">
          <table:table-cell office:value-type="string">
            <text:p>https://www.classifiedsfactor.com/jobs/restaurant-food-service/online-cake-delivery-in-ghaziabad-online-cake-order_i10573</text:p>
          </table:table-cell>
        </table:table-row>
        <table:table-row table:style-name="ro1">
          <table:table-cell office:value-type="string">
            <text:p>https://karawalnagar.locanto.net/ID_2592485479/Online-Cake-Delivery-in-Ghaziabad-Online-Cake-Order.html</text:p>
          </table:table-cell>
        </table:table-row>
        <table:table-row table:style-name="ro1">
          <table:table-cell office:value-type="string">
            <text:p>https://www.findermaster.com/online-cake-delivery-in-ghaziabad-birthday-cake-delivery-in-noida/35615.html</text:p>
          </table:table-cell>
        </table:table-row>
        <table:table-row table:style-name="ro1">
          <table:table-cell office:value-type="string">
            <text:p>http://www.vivastreet.co.in/classified_preview/187102685</text:p>
          </table:table-cell>
        </table:table-row>
        <table:table-row table:style-name="ro1">
          <table:table-cell office:value-type="string">
            <text:p>https://classifieds.justlanded.com/en/India_Uttar-Pradesh/Buy-Sell_Other/Online-Cake-Delivery-in-Ghaziabad-Online-Cake-Order</text:p>
          </table:table-cell>
        </table:table-row>
        <table:table-row table:style-name="ro1">
          <table:table-cell office:value-type="string">
            <text:p>https://delhi.craigslist.co.in/evs/6635718945.html</text:p>
          </table:table-cell>
        </table:table-row>
        <table:table-row table:style-name="ro1">
          <table:table-cell office:value-type="string">
            <text:p>https://ghaziabad.adeex.in/online-cake-delivery-in-ghaziabad-online-cake-order-id-1880989</text:p>
          </table:table-cell>
        </table:table-row>
        <table:table-row table:style-name="ro1">
          <table:table-cell office:value-type="string">
            <text:p>https://classifieds.meramaal.com/ad/online-cake-delivery-in-ghaziabad-online-cake-order/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6/07/2018</text:date>, <text:time>16:5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8M20S</meta:editing-duration>
    <meta:editing-cycles>22</meta:editing-cycles>
    <meta:generator>OpenOffice/4.1.5$Win32 OpenOffice.org_project/415m1$Build-9789</meta:generator>
    <dc:date>2018-07-06T16:56:10.09</dc:date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